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Michal Korbela</text:p>
      <text:p text:style-name="Standard">septima</text:p>
      <text:p text:style-name="Standard">Gym. J.J. Bánovce nad Bebravou</text:p>
      <text:p text:style-name="Standard">úloha 4</text:p>
      <text:p text:style-name="Standard"/>
      <text:p text:style-name="Standard">Túto úlohu môžeme riešiť simulovaním situácie.</text:p>
      <text:p text:style-name="Standard">Ako si však zapamätám danú situáciu ??</text:p>
      <text:p text:style-name="Standard">Pre každé políčko na pláne si budem pamätať ktorá korytnačka je na vrchu a pre každú korytnačku si budem pamätať ktorá korytnačka je pod a ktorá je nad ňou. Ak žiadna korytnačka tam nebude, tak tam zapíšem 0, pretože takáto korytnačka neexituje , takže 0 môžem použiť ako konštantu ničoho.</text:p>
      <text:p text:style-name="Standard"/>
      <text:p text:style-name="Standard">Potom si načítam korytnačky a nastavím im ich korytnačku pod a nad .</text:p>
      <text:p text:style-name="Standard"/>
      <text:p text:style-name="Standard">Teraz máme nastavený počiatočný stav. Môžeme ísť posúvať.</text:p>
      <text:p text:style-name="Standard"/>
      <text:p text:style-name="Standard">Keď posunieme nejakú korytnačku k, tak jedniné čo sa zmení, je korytnačka ktorá je nad korytnačkov ktorá je pod korytnačkov k,</text:p>
      <text:p text:style-name="Standard">na vrchu políčka potom bude korytnačka ktorá je pod korytnačkov k</text:p>
      <text:p text:style-name="Standard">Na novom políčku potom na vrchu políčka bude korytnačka ktorá bola na vrchu predchádzajúceho políčka, korytnačka na vrchu nového políčka (ešte pred posunutím) bude mať nad sebou korytnačku k a korytnačka k zas ju.</text:p>
      <text:p text:style-name="Standard"/>
      <text:p text:style-name="Standard">Samozrejme ak nieje pod korytnačkou žiadna korytnačka tak sa nastaví pod ňu 0.</text:p>
      <text:p text:style-name="Standard"/>
      <text:p text:style-name="Standard">K zložitostiam</text:p>
      <text:p text:style-name="Standard"/>
      <text:p text:style-name="Standard">čas, musíme načítať všetky korytnačky čo nám trvá O(k)</text:p>
      <text:p text:style-name="Standard">potom pre každý ťah musíme spraviť konštantný počet krokov čo je O(t)</text:p>
      <text:p text:style-name="Standard">a potom musíme ešte vypísať p políčok s k korytnačkami čo nám trvá O(k+p) času</text:p>
      <text:p text:style-name="Standard">a potom výsledný čas je O(k+t+p)</text:p>
      <text:p text:style-name="Standard"/>
      <text:p text:style-name="Standard">Pamäť – keďže pre každú korytnačku a políčko si potrebujem pamätať konštantne veľa, tak potom pamäť bude O(k+p)</text:p>
      <text:p text:style-name="Standard"/>
      <text:p text:style-name="Standard"/>
      <text:p text:style-name="Standard">#include&lt;iostream&gt; </text:p>
      <text:p text:style-name="Standard">#include&lt;cstdio&gt; </text:p>
      <text:p text:style-name="Standard"/>
      <text:p text:style-name="Standard">using namespace std; </text:p>
      <text:p text:style-name="Standard"/>
      <text:p text:style-name="Standard"/>
      <text:p text:style-name="Standard">struct str{ <text:tab/><text:tab/><text:tab/>//štruktúra pre korytnačku a políčko(aj keď v ňom nevyužijeme pod)</text:p>
      <text:p text:style-name="Standard"/>
      <text:p text:style-name="Standard">int nad; </text:p>
      <text:p text:style-name="Standard">int pod; </text:p>
      <text:p text:style-name="Standard"/>
      <text:p text:style-name="Standard">}; </text:p>
      <text:p text:style-name="Standard"/>
      <text:p text:style-name="Standard"/>
      <text:p text:style-name="Standard">str kor[300000]; <text:tab/><text:tab/>// pamätáme si všetky korytnačky</text:p>
      <text:p text:style-name="Standard"><text:soft-page-break/></text:p>
      <text:p text:style-name="Standard">str plan[300000]; <text:tab/><text:tab/>//pamätáme si políčka</text:p>
      <text:p text:style-name="Standard"/>
      <text:p text:style-name="Standard"><text:s/></text:p>
      <text:p text:style-name="Standard">int main(){ </text:p>
      <text:p text:style-name="Standard">int k,t,p,prev; </text:p>
      <text:p text:style-name="Standard"/>
      <text:p text:style-name="Standard"/>
      <text:p text:style-name="Standard">cin&gt;&gt;k&gt;&gt;p&gt;&gt;t; <text:tab/><text:tab/><text:tab/>// načítame vstup</text:p>
      <text:p text:style-name="Standard"/>
      <text:p text:style-name="Standard">for(int i=1; i&lt;=p; i++) <text:tab/><text:tab/>//vynulujeme plán</text:p>
      <text:p text:style-name="Standard">{ </text:p>
      <text:p text:style-name="Standard">plan[i].nad=0; </text:p>
      <text:p text:style-name="Standard">plan[i].pod=0; </text:p>
      <text:p text:style-name="Standard">} </text:p>
      <text:p text:style-name="Standard"><text:s/></text:p>
      <text:p text:style-name="Standard">for (int i=1; i&lt;=k; i++){ <text:tab/><text:tab/>// načítame korytnačky</text:p>
      <text:p text:style-name="Standard">int l; </text:p>
      <text:p text:style-name="Standard">scanf("%d",&amp;l); </text:p>
      <text:p text:style-name="Standard">if(i==1){ </text:p>
      <text:p text:style-name="Standard">kor[l].pod=0; <text:tab/><text:tab/><text:tab/><text:tab/>//nastvíme im čo majú pod a čo nad</text:p>
      <text:p text:style-name="Standard">plan[1].pod=l; </text:p>
      <text:p text:style-name="Standard">} </text:p>
      <text:p text:style-name="Standard">else </text:p>
      <text:p text:style-name="Standard">kor[l].pod=prev; </text:p>
      <text:p text:style-name="Standard"/>
      <text:p text:style-name="Standard">if(i&gt;1) </text:p>
      <text:p text:style-name="Standard">kor[prev].nad=l; </text:p>
      <text:p text:style-name="Standard"/>
      <text:p text:style-name="Standard">if(i==k) <text:tab/><text:tab/><text:tab/><text:tab/>// vrchná korytnačka nemá nad sebou nič</text:p>
      <text:p text:style-name="Standard">{ </text:p>
      <text:p text:style-name="Standard">kor[l].nad=0; </text:p>
      <text:p text:style-name="Standard">plan[1].nad=l; <text:tab/><text:tab/><text:tab/>//na vrchu plánu je táto posledná korytnačka</text:p>
      <text:p text:style-name="Standard"/>
      <text:p text:style-name="Standard">} </text:p>
      <text:p text:style-name="Standard">prev=l; <text:tab/><text:tab/><text:tab/><text:tab/>// pamätáme si poslednú porytnačku</text:p>
      <text:p text:style-name="Standard">} </text:p>
      <text:p text:style-name="Standard"/>
      <text:p text:style-name="Standard">/////nacitanie; </text:p>
      <text:p text:style-name="Standard"/>
      <text:p text:style-name="Standard"/>
      <text:p text:style-name="Standard">for(int i=1; i&lt;=t; i++){ <text:tab/><text:tab/></text:p>
      <text:p text:style-name="Standard">int tur,policko,tah,nad,pod; <text:tab/><text:tab/>// vykonávame ťahy</text:p>
      <text:p text:style-name="Standard"/>
      <text:p text:style-name="Standard"/>
      <text:p text:style-name="Standard"/>
      <text:p text:style-name="Standard"/>
      <text:p text:style-name="Standard">//cin&gt;&gt;tur&gt;&gt;policko&gt;&gt;tah; <text:tab/><text:tab/>// načítame ťah</text:p>
      <text:p text:style-name="Standard">scanf("%d",&amp;tur); </text:p>
      <text:p text:style-name="Standard">scanf("%d",&amp;policko); </text:p>
      <text:p text:style-name="Standard">scanf("%d",&amp;tah); 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nad=kor[tur].nad; <text:tab/><text:tab/><text:tab/>// zalohujeme si stav</text:p>
      <text:p text:style-name="Standard">pod=kor[tur].pod; </text:p>
      <text:p text:style-name="Standard">int plan_nad=plan[policko].nad; <text:tab/></text:p>
      <text:p text:style-name="Standard"/>
      <text:p text:style-name="Standard"><text:tab/><text:tab/><text:tab/><text:tab/><text:tab/>//odpojime korytnacku </text:p>
      <text:p text:style-name="Standard">if(kor[tur].pod&gt;0){ </text:p>
      <text:p text:style-name="Standard">kor[kor[tur].pod].nad=0; <text:tab/><text:tab/>// nastavíme 0 pod a nad korytnačkami</text:p>
      <text:p text:style-name="Standard">kor[tur].pod=0; </text:p>
      <text:p text:style-name="Standard">} </text:p>
      <text:p text:style-name="Standard">if(tur==plan[policko].pod) <text:tab/><text:tab/>// ak pod kotytnačkou nič nieje</text:p>
      <text:p text:style-name="Standard">{ </text:p>
      <text:p text:style-name="Standard">plan[policko].pod=0; <text:tab/><text:tab/><text:tab/>// aj na vrchu políčka nič nebude</text:p>
      <text:p text:style-name="Standard">plan[policko].nad=0; </text:p>
      <text:p text:style-name="Standard">} </text:p>
      <text:p text:style-name="Standard">else{ </text:p>
      <text:p text:style-name="Standard"/>
      <text:p text:style-name="Standard">plan[policko].nad=pod; <text:tab/><text:tab/>// inak tam bude korytnačka pod zobratou</text:p>
      <text:p text:style-name="Standard"/>
      <text:p text:style-name="Standard">} </text:p>
      <text:p text:style-name="Standard"/>
      <text:p text:style-name="Standard"/>
      <text:p text:style-name="Standard"/>
      <text:p text:style-name="Standard"/>
      <text:p text:style-name="Standard">//pripojime korytnacku </text:p>
      <text:p text:style-name="Standard">if(plan[policko+tah].nad==0){<text:tab/><text:tab/>//ak je policko prazdne </text:p>
      <text:p text:style-name="Standard">plan[policko+tah].pod=tur;<text:tab/><text:tab/>//na spodok dame aktualnu </text:p>
      <text:p text:style-name="Standard">plan[policko+tah].nad=plan_nad;<text:tab/><text:tab/>//na vrch dame vrchnu zobratu </text:p>
      <text:p text:style-name="Standard">kor[tur].pod=0;<text:tab/><text:tab/><text:tab/><text:tab/>//pod prvou nic nieje </text:p>
      <text:p text:style-name="Standard">} </text:p>
      <text:p text:style-name="Standard">else </text:p>
      <text:p text:style-name="Standard">{ </text:p>
      <text:p text:style-name="Standard">kor[plan[policko+tah].nad].nad=tur;<text:tab/><text:tab/>//nad poslednu na novom mieste ju dame </text:p>
      <text:p text:style-name="Standard">kor[tur].pod=plan[policko+tah].nad;<text:tab/><text:tab/>//pod aktualnu dame poslednu </text:p>
      <text:p text:style-name="Standard"/>
      <text:p text:style-name="Standard">plan[policko+tah].nad=plan_nad;<text:tab/><text:tab/>// na vrch dame vrchnu </text:p>
      <text:p text:style-name="Standard">}<text:tab/> </text:p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/>
      <text:p text:style-name="Standard">for(int i=1; i&lt;=p; i++) <text:tab/><text:tab/><text:tab/>// spočítame korytančky</text:p>
      <text:p text:style-name="Standard">{ </text:p>
      <text:p text:style-name="Standard">int pocet=0; </text:p>
      <text:p text:style-name="Standard">int next=plan[i].pod; </text:p>
      <text:p text:style-name="Standard">while(next!=0){ </text:p>
      <text:p text:style-name="Standard"><text:soft-page-break/><text:s/></text:p>
      <text:p text:style-name="Standard"/>
      <text:p text:style-name="Standard"/>
      <text:p text:style-name="Standard">pocet++; </text:p>
      <text:p text:style-name="Standard"/>
      <text:p text:style-name="Standard"/>
      <text:p text:style-name="Standard">next=kor[next].nad; </text:p>
      <text:p text:style-name="Standard"/>
      <text:p text:style-name="Standard"/>
      <text:p text:style-name="Standard"/>
      <text:p text:style-name="Standard"/>
      <text:p text:style-name="Standard">} </text:p>
      <text:p text:style-name="Standard"/>
      <text:p text:style-name="Standard">cout&lt;&lt;pocet; </text:p>
      <text:p text:style-name="Standard">///////////////////////////////////////////////////////// </text:p>
      <text:p text:style-name="Standard"/>
      <text:p text:style-name="Standard"/>
      <text:p text:style-name="Standard">next=plan[i].pod; </text:p>
      <text:p text:style-name="Standard">while(next!=0){ <text:tab/><text:tab/><text:tab/><text:tab/>//vypíšeme ich</text:p>
      <text:p text:style-name="Standard"/>
      <text:p text:style-name="Standard"/>
      <text:p text:style-name="Standard"/>
      <text:p text:style-name="Standard">cout&lt;&lt;" "&lt;&lt;next; </text:p>
      <text:p text:style-name="Standard"/>
      <text:p text:style-name="Standard"/>
      <text:p text:style-name="Standard">next=kor[next].nad; </text:p>
      <text:p text:style-name="Standard"/>
      <text:p text:style-name="Standard"/>
      <text:p text:style-name="Standard"/>
      <text:p text:style-name="Standard"/>
      <text:p text:style-name="Standard">} </text:p>
      <text:p text:style-name="Standard">cout&lt;&lt;"\n"; </text:p>
      <text:p text:style-name="Standard"/>
      <text:p text:style-name="Standard"/>
      <text:p text:style-name="Standard">} 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10-21T12:38:16</meta:creation-date>
    <dc:date>2012-10-22T15:36:02</dc:date>
    <dc:creator>kabell </dc:creator>
    <meta:editing-duration>PT5M3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4" meta:paragraph-count="111" meta:word-count="482" meta:character-count="3557" meta:non-whitespace-character-count="3041"/>
  </office:meta>
</office:document-meta>
</file>